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04b8f" officeooo:paragraph-rsid="00204b8f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gr1" style:family="graphic">
      <style:graphic-properties draw:textarea-horizontal-align="justify" draw:textarea-vertical-align="middle" draw:auto-grow-height="false" fo:min-height="1.947cm" fo:min-width="7.673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344cm" fo:min-width="7.44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2.081cm" fo:min-width="2.431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3.15cm" fo:min-width="5.211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053cm" fo:min-width="1.191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1.78cm" fo:min-width="7.698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1.70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" draw:style-name="gr1" svg:width="7.674cm" svg:height="1.948cm" svg:x="0.49cm" svg:y="0.506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name="Shape 2" draw:style-name="gr2" svg:width="8.25cm" svg:height="1.902cm" svg:x="0.058cm" svg:y="3.103cm"><text:p/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2" draw:name="Shape 3" draw:style-name="gr3" svg:width="4.859cm" svg:height="4.162cm" svg:x="1.044cm" svg:y="9.188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3" draw:name="Shape 4" draw:style-name="gr4" svg:width="8.563cm" svg:height="3.151cm" svg:x="-0.543cm" svg:y="14.554cm"><text:p/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4" draw:name="Shape 5" draw:style-name="gr5" svg:width="1.685cm" svg:height="1.491cm" svg:x="2.198cm" svg:y="18.886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5" draw:name="Shape 6" draw:style-name="gr6" svg:width="7.698cm" svg:height="1.781cm" svg:x="0.827cm" svg:y="6.211cm"><text:p/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6" draw:name="Line 1" draw:style-name="gr7" draw:text-style-name="P2" svg:x1="1.933cm" svg:y1="6.114cm" svg:x2="1.958cm" svg:y2="7.991cm"><text:p/></draw:line><draw:line text:anchor-type="paragraph" draw:z-index="7" draw:name="Horizontal line 1" draw:style-name="gr8" draw:text-style-name="P3" svg:x1="7.162cm" svg:y1="6.211cm" svg:x2="7.153cm" svg:y2="7.892cm"><text:p/></draw:line><draw:frame text:anchor-type="paragraph" draw:z-index="8" draw:name="Text Frame 1" draw:style-name="gr9" draw:text-style-name="P4" svg:width="6.016cm" svg:height="1.708cm" svg:x="9.918cm" svg:y="0.582cm"><draw:text-box><text:p>process</text:p></draw:text-box></draw:frame><draw:frame text:anchor-type="paragraph" draw:z-index="9" draw:name="Text Frame 2" draw:style-name="gr9" draw:text-style-name="P4" svg:width="6.016cm" svg:height="1.708cm" svg:x="9.775cm" svg:y="3.06cm"><draw:text-box><text:p>terminator</text:p></draw:text-box></draw:frame><draw:frame text:anchor-type="paragraph" draw:z-index="10" draw:name="Text Frame 3" draw:style-name="gr9" draw:text-style-name="P4" svg:width="6.016cm" svg:height="1.708cm" svg:x="9.631cm" svg:y="6.211cm"><draw:text-box><text:p>subroutine</text:p></draw:text-box></draw:frame><draw:frame text:anchor-type="paragraph" draw:z-index="11" draw:name="Text Frame 4" draw:style-name="gr9" draw:text-style-name="P4" svg:width="6.016cm" svg:height="1.708cm" svg:x="9.462cm" svg:y="10.035cm"><draw:text-box><text:p>Decision</text:p></draw:text-box></draw:frame><draw:frame text:anchor-type="paragraph" draw:z-index="12" draw:name="Text Frame 5" draw:style-name="gr9" draw:text-style-name="P4" svg:width="6.016cm" svg:height="1.708cm" svg:x="9.005cm" svg:y="15.062cm"><draw:text-box><text:p>input</text:p></draw:text-box></draw:frame><draw:frame text:anchor-type="paragraph" draw:z-index="13" draw:name="Text Frame 6" draw:style-name="gr9" draw:text-style-name="P4" svg:width="6.016cm" svg:height="1.708cm" svg:x="8.932cm" svg:y="18.72cm"><draw:text-box><text:p>connector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5T11:46:31.807330900</meta:creation-date>
    <dc:date>2026-01-05T12:24:44.248498100</dc:date>
    <meta:editing-duration>PT14M1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5.8.3.2$Windows_X86_64 LibreOffice_project/8ca8d55c161d602844f5428fa4b58097424e324e</meta:generator>
  </office:meta>
</office:document-meta>
</file>